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orphans="0" fo:widows="0"/>
    </style:style>
    <style:style style:name="P2" style:family="paragraph" style:parent-style-name="Standard">
      <style:paragraph-properties fo:margin-top="0cm" fo:margin-bottom="0cm" loext:contextual-spacing="false" fo:orphans="0" fo:widows="0"/>
      <style:text-properties officeooo:paragraph-rsid="00401d8f"/>
    </style:style>
    <style:style style:name="P3" style:family="paragraph" style:parent-style-name="Standard">
      <style:paragraph-properties fo:margin-top="0cm" fo:margin-bottom="0cm" loext:contextual-spacing="false" fo:orphans="0" fo:widows="0"/>
      <style:text-properties officeooo:rsid="003dc74e" officeooo:paragraph-rsid="003dc74e"/>
    </style:style>
    <style:style style:name="P4" style:family="paragraph" style:parent-style-name="Standard">
      <style:paragraph-properties fo:margin-top="0cm" fo:margin-bottom="0cm" loext:contextual-spacing="false" fo:orphans="0" fo:widows="0"/>
      <style:text-properties officeooo:rsid="0042b134" officeooo:paragraph-rsid="0042b134"/>
    </style:style>
    <style:style style:name="P5" style:family="paragraph" style:parent-style-name="Standard">
      <style:paragraph-properties fo:margin-top="0cm" fo:margin-bottom="0cm" loext:contextual-spacing="false" fo:orphans="0" fo:widows="0"/>
      <style:text-properties officeooo:rsid="00444bb7" officeooo:paragraph-rsid="00444bb7"/>
    </style:style>
    <style:style style:name="P6" style:family="paragraph" style:parent-style-name="Standard">
      <style:paragraph-properties fo:margin-top="0cm" fo:margin-bottom="0cm" loext:contextual-spacing="false" fo:orphans="0" fo:widows="0"/>
      <style:text-properties officeooo:rsid="0047a5d4" officeooo:paragraph-rsid="0047a5d4"/>
    </style:style>
    <style:style style:name="P7" style:family="paragraph" style:parent-style-name="Standard">
      <style:paragraph-properties fo:margin-top="0cm" fo:margin-bottom="0cm" loext:contextual-spacing="false" fo:orphans="0" fo:widows="0"/>
      <style:text-properties officeooo:rsid="004c2de5" officeooo:paragraph-rsid="004c2de5"/>
    </style:style>
    <style:style style:name="P8" style:family="paragraph" style:parent-style-name="Standard">
      <style:paragraph-properties fo:margin-top="0cm" fo:margin-bottom="0cm" loext:contextual-spacing="false" fo:orphans="0" fo:widows="0"/>
      <style:text-properties officeooo:rsid="005556da" officeooo:paragraph-rsid="005556da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0" fo:widows="0" fo:text-indent="0cm" style:auto-text-indent="false"/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P13" style:family="paragraph" style:parent-style-name="Standard">
      <style:paragraph-properties fo:text-align="start" style:justify-single-word="false"/>
      <style:text-properties officeooo:rsid="001311da" officeooo:paragraph-rsid="001311da"/>
    </style:style>
    <style:style style:name="P14" style:family="paragraph" style:parent-style-name="Standard">
      <style:paragraph-properties fo:text-align="start" style:justify-single-word="false"/>
      <style:text-properties officeooo:rsid="001acc8f" officeooo:paragraph-rsid="001acc8f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officeooo:paragraph-rsid="001311da"/>
    </style:style>
    <style:style style:name="P17" style:family="paragraph" style:parent-style-name="Standard">
      <style:paragraph-properties fo:text-align="start" style:justify-single-word="false"/>
      <style:text-properties officeooo:rsid="001a0766" officeooo:paragraph-rsid="001a0766"/>
    </style:style>
    <style:style style:name="P18" style:family="paragraph" style:parent-style-name="Standard">
      <style:paragraph-properties fo:text-align="start" style:justify-single-word="false"/>
      <style:text-properties officeooo:rsid="002ab893" officeooo:paragraph-rsid="002ab893"/>
    </style:style>
    <style:style style:name="P19" style:family="paragraph" style:parent-style-name="Standard">
      <style:paragraph-properties fo:text-align="start" style:justify-single-word="false"/>
      <style:text-properties officeooo:rsid="002c49f5" officeooo:paragraph-rsid="002c49f5"/>
    </style:style>
    <style:style style:name="P20" style:family="paragraph" style:parent-style-name="Standard">
      <style:text-properties officeooo:rsid="002db9b3" officeooo:paragraph-rsid="002db9b3"/>
    </style:style>
    <style:style style:name="P21" style:family="paragraph" style:parent-style-name="Standard">
      <style:paragraph-properties fo:text-align="start" style:justify-single-word="false"/>
      <style:text-properties officeooo:rsid="002db9b3" officeooo:paragraph-rsid="002db9b3"/>
    </style:style>
    <style:style style:name="P22" style:family="paragraph" style:parent-style-name="Standard">
      <style:text-properties officeooo:rsid="002e31c1" officeooo:paragraph-rsid="0033afa6"/>
    </style:style>
    <style:style style:name="P23" style:family="paragraph" style:parent-style-name="Standard">
      <style:text-properties officeooo:rsid="002eb213" officeooo:paragraph-rsid="002eb213"/>
    </style:style>
    <style:style style:name="P24" style:family="paragraph" style:parent-style-name="Standard">
      <style:text-properties officeooo:rsid="0033afa6" officeooo:paragraph-rsid="0033afa6"/>
    </style:style>
    <style:style style:name="P25" style:family="paragraph" style:parent-style-name="Standard">
      <style:text-properties officeooo:paragraph-rsid="002d8ef6"/>
    </style:style>
    <style:style style:name="P26" style:family="paragraph" style:parent-style-name="Standard">
      <style:text-properties officeooo:rsid="005a342a" officeooo:paragraph-rsid="005a342a"/>
    </style:style>
    <style:style style:name="P27" style:family="paragraph" style:parent-style-name="Standard">
      <style:text-properties officeooo:rsid="005b72d0" officeooo:paragraph-rsid="005b72d0"/>
    </style:style>
    <style:style style:name="P28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9" style:family="paragraph" style:parent-style-name="Standard">
      <style:paragraph-properties fo:text-align="start" style:justify-single-word="false"/>
      <style:text-properties officeooo:rsid="002c49f5" officeooo:paragraph-rsid="002c49f5"/>
    </style:style>
    <style:style style:name="P30" style:family="paragraph" style:parent-style-name="Standard">
      <style:paragraph-properties fo:text-align="start" style:justify-single-word="false"/>
      <style:text-properties officeooo:rsid="0060fa1c" officeooo:paragraph-rsid="0060fa1c"/>
    </style:style>
    <style:style style:name="T1" style:family="text">
      <style:text-properties officeooo:rsid="001acc8f"/>
    </style:style>
    <style:style style:name="T2" style:family="text">
      <style:text-properties officeooo:rsid="002d8ef6"/>
    </style:style>
    <style:style style:name="T3" style:family="text">
      <style:text-properties officeooo:rsid="00309f2a"/>
    </style:style>
    <style:style style:name="T4" style:family="text">
      <style:text-properties officeooo:rsid="0033afa6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officeooo:rsid="003b5c28" style:font-name-asian="Arial2" style:font-size-asian="11pt" style:font-style-asian="normal" style:font-weight-asian="normal" style:font-name-complex="Arial2" style:font-size-complex="11pt"/>
    </style:style>
    <style:style style:name="T7" style:family="text">
      <style:text-properties officeooo:rsid="003f3ecd"/>
    </style:style>
    <style:style style:name="T8" style:family="text">
      <style:text-properties officeooo:rsid="00499018"/>
    </style:style>
    <style:style style:name="T9" style:family="text">
      <style:text-properties officeooo:rsid="004c2de5"/>
    </style:style>
    <style:style style:name="T10" style:family="text">
      <style:text-properties officeooo:rsid="005556da"/>
    </style:style>
    <style:style style:name="T11" style:family="text">
      <style:text-properties officeooo:rsid="00580673"/>
    </style:style>
    <style:style style:name="T12" style:family="text">
      <style:text-properties officeooo:rsid="005b72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reate an Instance with Ubuntu 14.4(Make Inbound permition to All Trafic set ID address any Where).</text:p>
      <text:p text:style-name="P15"/>
      <text:p text:style-name="P13">Create 6 micro instances of linix and connect to one of them using public IP</text:p>
      <text:p text:style-name="P13"/>
      <text:p text:style-name="P13">sudo apt-get update(To update repo)</text:p>
      <text:p text:style-name="P13"/>
      <text:p text:style-name="P16"/>
      <text:p text:style-name="P16"/>
      <text:p text:style-name="P16">--------------------<text:span text:style-name="T1">Configuring dns using hosts file--------------------</text:span></text:p>
      <text:p text:style-name="P14">At aws sort runnig serves and get private IP for each deamon</text:p>
      <text:p text:style-name="P14"/>
      <text:p text:style-name="P16">sudo nano /etc/hosts</text:p>
      <text:p text:style-name="P16"/>
      <text:p text:style-name="P14">Get private Ips in hosts file and allocate each for a deamon e.g nn, snn, je etc</text:p>
      <text:p text:style-name="P14"/>
      <text:p text:style-name="P18">eg:</text:p>
      <text:p text:style-name="P18">172.31.35.97 nn</text:p>
      <text:p text:style-name="P18">172.31.37.11 snn</text:p>
      <text:p text:style-name="P18">172.31.37.127 jt</text:p>
      <text:p text:style-name="P18">172.31.42.160 1dn</text:p>
      <text:p text:style-name="P18">172.31.43.114 2dn</text:p>
      <text:p text:style-name="P18">172.31.45.140 3dn</text:p>
      <text:p text:style-name="P18"/>
      <text:p text:style-name="P18">send key.pem to server using below command</text:p>
      <text:p text:style-name="P18"/>
      <text:p text:style-name="P18">scp -i multinode.pem multinode.pem <text:a xlink:type="simple" xlink:href="mailto:ubuntu@54.236.13.231" text:style-name="Internet_20_link" text:visited-style-name="Visited_20_Internet_20_Link">ubuntu@54.236.13.231</text:a>:/home/ubuntu/.ssh</text:p>
      <text:p text:style-name="P18"/>
      <text:p text:style-name="P21">below configrication need to be done in nn</text:p>
      <text:p text:style-name="P18"/>
      <text:p text:style-name="P19">Configure .profile</text:p>
      <text:p text:style-name="P19"/>
      <text:p text:style-name="P30">nano ~/.profile</text:p>
      <text:p text:style-name="P19"/>
      <text:p text:style-name="P19">eval `ssh-agent` ssh-add /home/ubuntu/.ssh/<text:span text:style-name="T2">keyname</text:span>.pem</text:p>
      <text:p text:style-name="P19"/>
      <text:p text:style-name="P19">source ~/.profile</text:p>
      <text:p text:style-name="P19"/>
      <text:p text:style-name="P19">nano ~/.bashrc</text:p>
      <text:p text:style-name="P1">export HADOOP_PREFIX=/usr/local/hadoop/</text:p>
      <text:p text:style-name="P1">export PATH=$PATH:$HADOOP_PREFIX/bin</text:p>
      <text:p text:style-name="P1">export JAVA_HOME=/usr/lib/jvm/java-7-openjdk-amd64</text:p>
      <text:p text:style-name="P1">export PATH=$PATH:$JAVA_HOME</text:p>
      <text:p text:style-name="Standard"/>
      <text:p text:style-name="P20">sending .profile and .bashrc file to other demens</text:p>
      <text:p text:style-name="P20"/>
      <text:p text:style-name="P20">scp .profile .bashrc 2dn:/home/ubuntu/ &amp;&amp; scp .profile .bashrc 1dn:/home/ubuntu/ &amp;&amp; scp .profile .bashrc 3dn:/home/ubuntu/ &amp;&amp; scp .profile .bashrc jt:/home/ubuntu/ &amp;&amp; scp .profile .bashrc snn:/home/ubuntu/</text:p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>sending key.pem to all servers:</text:p>
      <text:p text:style-name="P20"/>
      <text:p text:style-name="P20">cd .ssh</text:p>
      <text:p text:style-name="P20"/>
      <text:p text:style-name="P22">scp multinode.pem <text:span text:style-name="T4">snn</text:span>:/home/ubuntu/.<text:span text:style-name="T3">ssh</text:span> &amp;&amp; cp multinode.pem <text:span text:style-name="T4">jt</text:span>:/home/ubuntu/.<text:span text:style-name="T3">ssh &amp;&amp; s</text:span>cp multinode.pem <text:span text:style-name="T4">1dn</text:span>:/home/ubuntu/.<text:span text:style-name="T3">ssh &amp;&amp; s</text:span>cp multinode.pem <text:span text:style-name="T4">2dn</text:span>:/home/ubuntu/.<text:span text:style-name="T3">ssh &amp;&amp; s</text:span>cp multinode.pem <text:span text:style-name="T4">3dn</text:span>:/home/ubuntu/.<text:span text:style-name="T3">ssh</text:span></text:p>
      <text:p text:style-name="Standard"/>
      <text:p text:style-name="P23">go to nn (ssh nn)</text:p>
      <text:p text:style-name="P23"/>
      <text:p text:style-name="P23">check of <text:span text:style-name="T4">to and fro connection</text:span></text:p>
      <text:p text:style-name="P23"/>
      <text:p text:style-name="P23">*************************<text:span text:style-name="T4">Installing Cluster Managing Tool(DSH)</text:span></text:p>
      <text:p text:style-name="P23"/>
      <text:p text:style-name="P24">go to nn</text:p>
      <text:p text:style-name="P24"/>
      <text:p text:style-name="P24">sudo apt-get install dsh</text:p>
      <text:p text:style-name="P24"/>
      <text:p text:style-name="P24">cd /etc/dsh</text:p>
      <text:p text:style-name="P9"/>
      <text:p text:style-name="P9">sudo nano machines.list</text:p>
      <text:p text:style-name="P9">#localhost<text:tab/></text:p>
      <text:p text:style-name="P9">nn</text:p>
      <text:p text:style-name="P11">jt </text:p>
      <text:p text:style-name="P9">snn </text:p>
      <text:p text:style-name="P9">dn1</text:p>
      <text:p text:style-name="P9">dn2</text:p>
      <text:p text:style-name="P11">dn2</text:p>
      <text:p text:style-name="Standard"/>
      <text:p text:style-name="Standard"/>
      <text:p text:style-name="P9">--------------**ececute bash and .profile**------------------------</text:p>
      <text:p text:style-name="P11">dsh -a bash</text:p>
      <text:p text:style-name="P9"/>
      <text:p text:style-name="P11">dsh -a source ~/.profile</text:p>
      <text:p text:style-name="P11"/>
      <text:p text:style-name="P11"/>
      <text:p text:style-name="P11"/>
      <text:p text:style-name="P11"/>
      <text:p text:style-name="P11"/>
      <text:p text:style-name="P11">----------**<text:span text:style-name="T5">downloading and installing java (Hadoop requires a working Java 1.</text:span>6+<text:span text:style-name="T5">)</text:span>**--------(make sure u are on nn)</text:p>
      <text:p text:style-name="P11"/>
      <text:p text:style-name="P1">dsh -a sudo apt-get update</text:p>
      <text:p text:style-name="P9"/>
      <text:p text:style-name="P9">dsh -a sudo apt-get install openjdk-7-jdk <text:s/>-y</text:p>
      <text:p text:style-name="Standard"/>
      <text:p text:style-name="Standard"><text:soft-page-break/></text:p>
      <text:p text:style-name="Standard"/>
      <text:p text:style-name="P9">-----------------------------**<text:span text:style-name="T5">downloading hadoop</text:span>**------------------------(make sure u are on nn)</text:p>
      <text:p text:style-name="P9"/>
      <text:p text:style-name="P9">dsh -a <text:span text:style-name="T5">wget http://apache.mirror.gtcomm.net/hadoop/common/hadoop-1.2.1/hadoop-1.2.1.tar.gz</text:span></text:p>
      <text:p text:style-name="P9"/>
      <text:p text:style-name="P9">dsh -a <text:span text:style-name="T5">tar -xzvf hadoop-1.2.1.tar.gz</text:span></text:p>
      <text:p text:style-name="P9"/>
      <text:p text:style-name="P9">dsh -a <text:span text:style-name="T5">sudo mv hadoop-1.2.1 /usr/local/hadoop</text:span></text:p>
      <text:p text:style-name="Standard"/>
      <text:p text:style-name="P25"/>
      <text:p text:style-name="P25">------**<text:span text:style-name="T5">setting hadoop env</text:span>**-----------------------------------------(make sure u are on nn)</text:p>
      <text:p text:style-name="P10"/>
      <text:p text:style-name="P12">nano /usr/local/hadoop/conf/hadoop-env.sh</text:p>
      <text:p text:style-name="P9"><text:span text:style-name="T5">export JAVA_HOME=/usr/lib/jvm/</text:span>java-7-openjdk-amd64</text:p>
      <text:p text:style-name="P10">export HADOOP_OPTS=-Djava.net.preferIPV4Stack=true</text:p>
      <text:p text:style-name="Standard"/>
      <text:p text:style-name="P9">-------**<text:span text:style-name="T5">configuring xml's</text:span>**------ (make sure u are on nn)</text:p>
      <text:p text:style-name="P10">nano /usr/local/hadoop/conf/core-site.xml</text:p>
      <text:p text:style-name="P10">&lt;property&gt;</text:p>
      <text:p text:style-name="P10">&lt;name&gt;fs.default.name&lt;/name&gt;</text:p>
      <text:p text:style-name="P9"><text:span text:style-name="T5">&lt;value&gt;hdfs://</text:span>nn:<text:span text:style-name="T5">9000&lt;/value&gt;</text:span></text:p>
      <text:p text:style-name="P10">&lt;/property&gt;</text:p>
      <text:p text:style-name="P10">&lt;property&gt;</text:p>
      <text:p text:style-name="P10">&lt;name&gt;hadoop.tmp.dir&lt;/name&gt;</text:p>
      <text:p text:style-name="P10">&lt;value&gt;/usr/local/hadoop/tmp&lt;/value&gt;</text:p>
      <text:p text:style-name="P10">&lt;/property&gt;</text:p>
      <text:p text:style-name="P28"/>
      <text:p text:style-name="Standard"/>
      <text:p text:style-name="P10">nano /usr/local/hadoop/conf/hdfs-site.xml</text:p>
      <text:p text:style-name="P10">&lt;property&gt;</text:p>
      <text:p text:style-name="P10">&lt;name&gt;dfs.replication&lt;/name&gt;</text:p>
      <text:p text:style-name="P10">&lt;value&gt;3&lt;/value&gt;</text:p>
      <text:p text:style-name="P10">&lt;/property&gt;</text:p>
      <text:p text:style-name="P9">&lt;property&gt; </text:p>
      <text:p text:style-name="P9">&lt;name&gt;dfs.permissions&lt;/name&gt; </text:p>
      <text:p text:style-name="P9">&lt;value&gt;false&lt;/value&gt; </text:p>
      <text:p text:style-name="P9">&lt;/property&gt;</text:p>
      <text:p text:style-name="P9">----------------------------------------------------------------</text:p>
      <text:p text:style-name="P10">nano /usr/local/hadoop/conf/mapred-site.xml</text:p>
      <text:p text:style-name="P10">&lt;property&gt;</text:p>
      <text:p text:style-name="P10">&lt;name&gt;mapred.job.tracker&lt;/name&gt;</text:p>
      <text:p text:style-name="P9"><text:span text:style-name="T5">&lt;value&gt;hdfs://</text:span><text:span text:style-name="T6">jt</text:span><text:span text:style-name="T5">:9001&lt;/value&gt;</text:span></text:p>
      <text:p text:style-name="P10">&lt;/property&gt;</text:p>
      <text:p text:style-name="Standard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---------------**configuring masters and slaves**-------------(make sure u are on nn)</text:p>
      <text:p text:style-name="P1"/>
      <text:p text:style-name="P3">The deamon mention in nn <text:span text:style-name="T7">masters will communicate with nn</text:span></text:p>
      <text:p text:style-name="P1"/>
      <text:p text:style-name="P1">ssh nn </text:p>
      <text:p text:style-name="P1">nano /usr/local/hadoop/conf/masters</text:p>
      <text:p text:style-name="P1">#localhost</text:p>
      <text:p text:style-name="P1">snn</text:p>
      <text:p text:style-name="P1"/>
      <text:p text:style-name="P1">-------------------**************-----------------------</text:p>
      <text:p text:style-name="P4">The deamons mention in nn slaves will become data nodes</text:p>
      <text:p text:style-name="P2"/>
      <text:p text:style-name="P2">sssh nn</text:p>
      <text:p text:style-name="P2">nano /usr/local/hadoop/conf/slaves</text:p>
      <text:p text:style-name="P2">#localhost </text:p>
      <text:p text:style-name="P2">dn1 </text:p>
      <text:p text:style-name="P2">dn2</text:p>
      <text:p text:style-name="P2">dn3</text:p>
      <text:p text:style-name="P4">nn</text:p>
      <text:p text:style-name="P4">snn</text:p>
      <text:p text:style-name="P4">jt</text:p>
      <text:p text:style-name="P2">-------------*****************--------------------</text:p>
      <text:p text:style-name="P2"/>
      <text:p text:style-name="P5">The deamon mention in jt masters will become jobtracker(physical)</text:p>
      <text:p text:style-name="P1"/>
      <text:p text:style-name="P1">ssh jt </text:p>
      <text:p text:style-name="P1">nano /usr/local/hadoop/conf/masters </text:p>
      <text:p text:style-name="P1">#localhost</text:p>
      <text:p text:style-name="P1">jt</text:p>
      <text:p text:style-name="P1"/>
      <text:p text:style-name="P1"/>
      <text:p text:style-name="P1">--------------** scp xml’s to all hosts**----------(make sure u are on nn)</text:p>
      <text:p text:style-name="P9"/>
      <text:p text:style-name="P9">cd /usr/local/hadoop/conf/</text:p>
      <text:p text:style-name="P9"/>
      <text:p text:style-name="P9">scp <text:s/>hadoop-env.sh core-site.xml hdfs-site.xml mapred-site.xml slaves <text:a xlink:type="simple" xlink:href="mailto:ubuntu@snn" text:style-name="Internet_20_link" text:visited-style-name="Visited_20_Internet_20_Link">ubuntu@snn</text:a>:/usr/local/hadoop/conf/ <text:span text:style-name="T8">&amp;&amp; </text:span>scp <text:s/>hadoop-env.sh core-site.xml hdfs-site.xml mapred-site.xml slaves <text:a xlink:type="simple" xlink:href="mailto:ubuntu@jt" text:style-name="Internet_20_link" text:visited-style-name="Visited_20_Internet_20_Link">ubuntu@jt</text:a>:/usr/local/hadoop/conf/ <text:span text:style-name="T8">&amp;&amp; </text:span>scp <text:s/>hadoop-env.sh core-site.xml hdfs-site.xml mapred-site.xml slaves <text:a xlink:type="simple" xlink:href="mailto:ubuntu@1dn" text:style-name="Internet_20_link" text:visited-style-name="Visited_20_Internet_20_Link">ubuntu@</text:a><text:a xlink:type="simple" xlink:href="mailto:ubuntu@1dn" text:style-name="Internet_20_link" text:visited-style-name="Visited_20_Internet_20_Link"><text:span text:style-name="T8">1</text:span></text:a><text:a xlink:type="simple" xlink:href="mailto:ubuntu@1dn" text:style-name="Internet_20_link" text:visited-style-name="Visited_20_Internet_20_Link">dn</text:a>:/usr/local/hadoop/conf/ <text:span text:style-name="T8">&amp;&amp; </text:span>scp <text:s/>hadoop-env.sh core-site.xml hdfs-site.xml mapred-site.xml slaves <text:a xlink:type="simple" xlink:href="mailto:ubuntu@2dn" text:style-name="Internet_20_link" text:visited-style-name="Visited_20_Internet_20_Link">ubuntu@</text:a><text:a xlink:type="simple" xlink:href="mailto:ubuntu@2dn" text:style-name="Internet_20_link" text:visited-style-name="Visited_20_Internet_20_Link"><text:span text:style-name="T8">2</text:span></text:a><text:a xlink:type="simple" xlink:href="mailto:ubuntu@2dn" text:style-name="Internet_20_link" text:visited-style-name="Visited_20_Internet_20_Link">dn</text:a>:/usr/local/hadoop/conf/ <text:span text:style-name="T8">&amp;&amp; </text:span>scp <text:s/>hadoop-env.sh core-site.xml hdfs-site.xml mapred-site.xml slaves ubuntu@<text:span text:style-name="T8">3</text:span>dn:/usr/local/hadoop/conf/</text:p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-------------------************-------------------</text:p>
      <text:p text:style-name="P1"/>
      <text:p text:style-name="P6">The de<text:span text:style-name="T9">amons mention in jt slaves will have task tracker(logical)</text:span></text:p>
      <text:p text:style-name="P6"/>
      <text:p text:style-name="P7">ssh jt</text:p>
      <text:p text:style-name="P7">nano /usr/local/hadoop/conf/slaves</text:p>
      <text:p text:style-name="P7">1dn</text:p>
      <text:p text:style-name="P7">2dn</text:p>
      <text:p text:style-name="P7">3dn</text:p>
      <text:p text:style-name="P7"/>
      <text:p text:style-name="P7"/>
      <text:p text:style-name="P7">----------**<text:span text:style-name="T5">making tmp dir**---------(make sure u are on nn)</text:span></text:p>
      <text:p text:style-name="P9"/>
      <text:p text:style-name="P11">ssh nn </text:p>
      <text:p text:style-name="P11"/>
      <text:p text:style-name="P9">dsh -a <text:span text:style-name="T5">mkdir /usr/local/hadoop/tmp</text:span></text:p>
      <text:p text:style-name="Standard"/>
      <text:p text:style-name="Standard"/>
      <text:p text:style-name="P9">-------------**<text:span text:style-name="T5">exec bash</text:span>**-------(make sure u are on nn)</text:p>
      <text:p text:style-name="P9"/>
      <text:p text:style-name="P11">dsh -a <text:span text:style-name="T5">exec bash</text:span></text:p>
      <text:p text:style-name="Standard"/>
      <text:p text:style-name="P9">----------------**<text:span text:style-name="T5">formatting hadoop namenode</text:span>**--------------(make sure u are on nn)</text:p>
      <text:p text:style-name="P10">hadoop namenode -format</text:p>
      <text:p text:style-name="Standard"/>
      <text:p text:style-name="Standard"/>
      <text:p text:style-name="P9">---------------**<text:span text:style-name="T5">starting logical (mapreduce ) demons</text:span>**------------------ (make sure u are on jt)</text:p>
      <text:p text:style-name="P9"/>
      <text:p text:style-name="P11">ssh jt</text:p>
      <text:p text:style-name="P11"><text:span text:style-name="T5">start-mapred.sh</text:span> </text:p>
      <text:p text:style-name="Standard"/>
      <text:p text:style-name="P11">----------**starting dfs**------------------- (make sure u are on nn)</text:p>
      <text:p text:style-name="P11">ssh nn </text:p>
      <text:p text:style-name="P11">start-dfs.sh </text:p>
      <text:p text:style-name="P11"><text:s/></text:p>
      <text:p text:style-name="P11">-------------------------**check java process**-----------</text:p>
      <text:p text:style-name="P11"/>
      <text:p text:style-name="P1">dsh -a jps <text:s/><text:span text:style-name="T10">(To show rinning process on each deamon)</text:span></text:p>
      <text:p text:style-name="P8">dsh -m nn jps (This will show running process on nn only)</text:p>
      <text:p text:style-name="Standard"/>
      <text:p text:style-name="Standard"/>
      <text:p text:style-name="Standard">------------------------*****<text:span text:style-name="T11">Dumping files on dfs and processing****-------------</text:span></text:p>
      <text:p text:style-name="Standard"/>
      <text:p text:style-name="P26">To upload file on dfs for processing</text:p>
      <text:p text:style-name="Standard"/>
      <text:p text:style-name="P26">hadoop fs -put filename location on dfs</text:p>
      <text:p text:style-name="P26"><text:soft-page-break/></text:p>
      <text:p text:style-name="P26"/>
      <text:p text:style-name="P26">-------------****<text:span text:style-name="T12">Process file*****---------</text:span></text:p>
      <text:p text:style-name="P26"/>
      <text:p text:style-name="P27">hadoop jar /usr/local/hadoop/hadoop-examples-1.2.1.jar wordcount hadoop-1.2.1.tar.gz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847cm" fo:margin-bottom="0.212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24pt" fo:language="en" fo:country="IN" fo:font-weight="bold" style:font-name-asian="Arial2" style:font-family-asian="Arial" style:font-family-generic-asian="system" style:font-pitch-asian="variable" style:font-size-asian="24pt" style:language-asian="zh" style:country-asian="CN" style:font-weight-asian="bold" style:font-name-complex="Arial2" style:font-family-complex="Arial" style:font-family-generic-complex="system" style:font-pitch-complex="variable" style:font-size-complex="2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635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8pt" fo:language="en" fo:country="IN" fo:font-weight="bold" style:font-name-asian="Arial2" style:font-family-asian="Arial" style:font-family-generic-asian="system" style:font-pitch-asian="variable" style:font-size-asian="18pt" style:language-asian="zh" style:country-asian="CN" style:font-weight-asian="bold" style:font-name-complex="Arial2" style:font-family-complex="Arial" style:font-family-generic-complex="system" style:font-pitch-complex="variable" style:font-size-complex="18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494cm" fo:margin-bottom="0.14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4pt" fo:language="en" fo:country="IN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42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2pt" fo:language="en" fo:country="IN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388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1pt" fo:language="en" fo:country="IN" fo:font-weight="bold" style:font-name-asian="Arial2" style:font-family-asian="Arial" style:font-family-generic-asian="system" style:font-pitch-asian="variable" style:font-size-asian="11pt" style:language-asian="zh" style:country-asian="CN" style:font-weight-asian="bold" style:font-name-complex="Arial2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353cm" fo:margin-bottom="0.071cm" loext:contextual-spacing="true" fo:line-height="100%" fo:text-align="start" style:justify-single-word="false" fo:keep-together="always" fo:orphans="0" fo:widows="0" fo:keep-with-next="always" style:writing-mode="lr-tb"/>
      <style:text-properties fo:color="#000000" style:font-name="Arial" fo:font-family="Arial" style:font-family-generic="swiss" style:font-pitch="variable" fo:font-size="10pt" fo:language="en" fo:country="IN" fo:font-weight="bold" style:font-name-asian="Arial2" style:font-family-asian="Arial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0pt" style:language-complex="hi" style:country-complex="IN"/>
    </style:style>
    <style:style style:name="LO-normal" style:family="paragraph" style:default-outline-level="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roman" style:font-pitch="variable" fo:font-size="11pt" fo:language="en" fo:country="IN" fo:font-style="normal" style:text-underline-style="none" fo:font-weight="normal" style:font-name-asian="Arial2" style:font-family-asian="Arial" style:font-family-generic-asian="system" style:font-pitch-asian="variable" style:font-size-asian="11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1pt" style:language-complex="hi" style:country-complex="IN" fo:hyphenate="false" fo:hyphenation-remain-char-count="2" fo:hyphenation-push-char-count="2"/>
    </style:style>
    <style:style style:name="Title" style:family="paragraph" style:parent-style-name="LO-normal" style:next-style-name="Standard" style:default-outline-level="" style:class="chapter">
      <style:paragraph-properties fo:margin-top="0.847cm" fo:margin-bottom="0.212cm" loext:contextual-spacing="true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Standard" style:default-outline-level="" style:class="chapter">
      <style:paragraph-properties fo:margin-top="0.635cm" fo:margin-bottom="0.141cm" loext:contextual-spacing="true" fo:line-height="100%" fo:text-align="start" style:justify-single-word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8T14:06:33.125078887</meta:creation-date>
    <dc:date>2017-06-07T08:59:04.995722140</dc:date>
    <meta:editing-duration>PT2H50M16S</meta:editing-duration>
    <meta:editing-cycles>38</meta:editing-cycles>
    <meta:generator>LibreOffice/5.2.2.2$Linux_X86_64 LibreOffice_project/20m0$Build-2</meta:generator>
    <meta:document-statistic meta:table-count="0" meta:image-count="0" meta:object-count="0" meta:page-count="6" meta:paragraph-count="139" meta:word-count="601" meta:character-count="5382" meta:non-whitespace-character-count="4923"/>
  </office:meta>
</office:document-meta>
</file>